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9d8e" officeooo:paragraph-rsid="001b9d8e"/>
    </style:style>
    <style:style style:name="P2" style:family="paragraph" style:parent-style-name="Standard">
      <style:text-properties officeooo:rsid="001c0ef9" officeooo:paragraph-rsid="001b9d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</text:p>
      <text:p text:style-name="P1">二 二</text:p>
      <text:p text:style-name="P1">三 三 三</text:p>
      <text:p text:style-name="P1">四 四 四 四</text:p>
      <text:p text:style-name="P1">五 五 五 五 五</text:p>
      <text:p text:style-name="P1">六 六 六 六 六 六</text:p>
      <text:p text:style-name="P1">七 七 七 七 七 七 七</text:p>
      <text:p text:style-name="P1">八 八 八 八 八 八 八 八</text:p>
      <text:p text:style-name="P1">九 九 九 九 九 九 九 九 九</text:p>
      <text:p text:style-name="P1">十 十 十 十 十 十 十 十 十 十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8T14:23:36.617060281</meta:creation-date>
    <dc:date>2016-06-08T14:58:57.255959667</dc:date>
    <meta:editing-duration>PT34M5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0" meta:word-count="55" meta:character-count="109" meta:non-whitespace-character-count="55"/>
  </office:meta>
</office:document-meta>
</file>